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C6D9BDF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outline1">
      <style:graphic-properties draw:fill-color="#ffffff" draw:auto-grow-height="true" fo:min-height="9.4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7.102cm" svg:x="0cm" svg:y="4.789cm" presentation:class="title" presentation:user-transformed="true">
          <draw:text-box>
            <text:p text:style-name="P1">Document<text:line-break/>Version Control<text:line-break/></text:p>
          </draw:text-box>
        </draw:frame>
        <draw:frame presentation:style-name="pr2" draw:text-style-name="P4" draw:layer="layout" svg:width="15.981cm" svg:height="1.479cm" svg:x="6.35cm" svg:y="15.382cm" presentation:class="title" presentation:user-transformed="true">
          <draw:text-box>
            <text:p text:style-name="P3"><text:span text:style-name="T1">Tom Browd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23.902cm" svg:height="3.508cm" svg:x="2.056cm" svg:y="1.743cm" presentation:class="title" presentation:user-transformed="true">
          <draw:text-box>
            <text:p text:style-name="P1"><text:span text:style-name="T2">Introduction</text:span></text:p>
          </draw:text-box>
        </draw:frame>
        <draw:frame presentation:style-name="pr5" draw:text-style-name="P1" draw:layer="layout" svg:width="22.225cm" svg:height="10.553cm" svg:x="3.81cm" svg:y="7.272cm" presentation:class="outline" presentation:user-transformed="true">
          <draw:text-box>
            <text:list text:style-name="L2">
              <text:list-item>
                <text:p text:style-name="P1"><text:span text:style-name="T3">Version control of documents has long been useful to programmers and enterprise business users but may not be very well known among more casual users.</text:span></text:p>
              </text:list-item>
              <text:list-item>
                <text:p text:style-name="P1"><text:span text:style-name="T3">Free, cross-platform version control programs are available and highly recommended to help protect your data and track changes.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2T6">
        <office:forms form:automatic-focus="false" form:apply-design-mode="false"/>
        <draw:frame presentation:style-name="pr4" draw:text-style-name="P6" draw:layer="layout" svg:width="19.457cm" svg:height="3.508cm" svg:x="4.128cm" svg:y="8.202cm" presentation:class="title" presentation:user-transformed="true">
          <draw:text-box>
            <text:p text:style-name="P1"><text:span text:style-name="T2">Demonstration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solid" draw:fill-color="#99ccff" draw:fill-gradient-name="Linear_20_blue_2f_white" draw:gradient-step-count="0" draw:fill-image-width="0cm" draw:fill-image-height="0cm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prs-fedora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2.18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-0.001cm" svg:y="20.788cm">
        <text:p/>
      </draw:rect>
      <draw:frame presentation:style-name="Mpr2" draw:text-style-name="MP3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Default</dc:title>
    <meta:initial-creator>Tom Browder</meta:initial-creator>
    <meta:creation-date>2009-03-17T17:46:44</meta:creation-date>
    <dc:creator>Tom Browder</dc:creator>
    <dc:date>2015-07-01T12:12:18</dc:date>
    <meta:editing-cycles>63</meta:editing-cycles>
    <meta:editing-duration>PT6H39M38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